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paragraph-rsid="0006287a" style:font-size-asian="15pt" style:font-size-complex="15pt"/>
    </style:style>
    <style:style style:name="T1" style:family="text">
      <style:text-properties fo:font-variant="normal" fo:text-transform="none" fo:color="#242424" loext:opacity="100%" style:font-name="Segoe UI" fo:font-size="7pt" fo:letter-spacing="normal" fo:font-style="normal" fo:font-weight="normal"/>
    </style:style>
    <style:style style:name="T2" style:family="text">
      <style:text-properties fo:font-variant="normal" fo:text-transform="none" fo:color="#242424" loext:opacity="100%" style:font-name="Segoe UI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#1: Write a query to display the customer number , firstname, customer’s date of birth . Display in a sorted order of date of birth year and within that sort by firstname. </text:p>
      <text:p text:style-name="P1"><text:span text:style-name="T2">SELECT custid, fname,dob FROM customer ORDER BY EXTRACT(year FROM dob), fname ASC;</text:span> </text:p>
      <text:p text:style-name="P1"/>
      <text:p text:style-name="P1"/>
      <text:p text:style-name="P1">Problem #2: Write a query to display customer’s number, first name and middle name. The customer’s who don’t have middle name, for them display the last name. Give the alias name as Cust_Name. </text:p>
      <text:p text:style-name="P1"><text:span text:style-name="T2">SELECT custid, fname, IF(mname IS NOT NULL, mname, ltname)</text:span><text:line-break/><text:span text:style-name="T2">AS Cust_Name</text:span><text:line-break/><text:span text:style-name="T2">FROM customer;</text:span> </text:p>
      <text:p text:style-name="P1"/>
      <text:p text:style-name="P1"/>
      <text:p text:style-name="P1">Problem#3: Write a query to display account number, customer’s number, customer’s firstname,lastname,account opening date.</text:p>
      <text:p text:style-name="P1"><text:span text:style-name="T2">SELECT account.acnumber, customer.custid, customer.fname, customer.ltname, account.aod FROM account INNER JOIN customer ON account.custid = customer.custid;</text:span> </text:p>
      <text:p text:style-name="P1"/>
      <text:p text:style-name="P1"/>
      <text:p text:style-name="P1"><text:s/>Problem # 4: Write a query to display the number of customer’s from Delhi. Give the count an alias name of Cust_Count. </text:p>
      <text:p text:style-name="P1"><text:span text:style-name="T2">select count(*) as Cust_Count from customer where city='delhi';</text:span> </text:p>
      <text:p text:style-name="P1"/>
      <text:p text:style-name="P1"/>
      <text:p text:style-name="P1">Problem # 5: Write a query to display the customer number, customer firstname,account number for the customer’s whose accounts were created after 15th of any month. </text:p>
      <text:p text:style-name="P1"><text:span text:style-name="T2">SELECT account.custid, customer.fname, account.acnumber FROM account, customer WHERE account.custid = customer.custid AND day(aod) &gt; 15;</text:span> </text:p>
      <text:p text:style-name="P1"/>
      <text:p text:style-name="P1"/>
      <text:p text:style-name="P1"/>
      <text:p text:style-name="P1">Problem # 6: Write a query to display the customer number, firstname, lastname for those client where total loan amount taken is maximum and at least taken from 2 banks. For example the customer C00012 took a loan of 100000 from bank branch with id B00009 and C00012 Took a loan of 500000 from bank <text:soft-page-break/>branch with id B00010. So total loan amount for customer C00012 is 600000. C00013 took a loan of 100000 from bank branch B00009 and 200000 from bank branch B00011. So total loan taken is 300000. So loan taken by C00012 is more then C00013. </text:p>
      <text:p text:style-name="P1"><text:span text:style-name="T2">select custid,fname,ltname</text:span><text:line-break/><text:span text:style-name="T2">from customer</text:span><text:line-break/><text:span text:style-name="T2">where custid=( select custid</text:span><text:line-break/><text:span text:style-name="T2">from loan</text:span><text:line-break/><text:span text:style-name="T2">group by custid</text:span><text:line-break/><text:span text:style-name="T2">having sum(loan_amount)=( select max(mt)</text:span><text:line-break/><text:span text:style-name="T2">from ( select custid,sum(loan_amount) mt</text:span><text:line-break/><text:span text:style-name="T2">from loan</text:span><text:line-break/><text:span text:style-name="T2">group by custid</text:span><text:line-break/><text:span text:style-name="T2">having count(*)&gt;1</text:span><text:line-break/><text:span text:style-name="T2">) temp</text:span><text:line-break/><text:span text:style-name="T2">));</text:span> </text:p>
      <text:p text:style-name="P1"/>
      <text:p text:style-name="P1"/>
      <text:p text:style-name="P1">Problem # 7: Write a query to display all those account number, deposit, withdrawal where withdrawal is more than deposit amount. For example A00011 deposited 2000 rupees on 2012-12-01 and 3000 rupees on 2012-12-02. The same account i.e A00011 withdrawn 3000 rupees on 2013-01-01 and 7000 rupees on 2013-01-03. So the total deposited amount is 5000 and total withdrawal amount is 10000. So withdrawal amount is more then deposited for account number A00011 .</text:p>
      <text:p text:style-name="P1"><text:span text:style-name="T2">select distinct t.acnumber,d.tr_am as deposit,w.tr_am as withdrawal from trandetails t,</text:span><text:line-break/><text:span text:style-name="T2">(select acnumber,sum(transaction_amount) as tr_am from trandetails where transaction_type="withdrawal" group by acnumber)w,</text:span><text:line-break/><text:span text:style-name="T2">(select acnumber,sum(transaction_amount) as tr_am from trandetails where transaction_type="deposit" group by acnumber)d</text:span><text:line-break/><text:span text:style-name="T2">where w.tr_am&gt;d.tr_am and w.acnumber=t.acnumber and t.acnumber=d.acnumber;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1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6T16:43:49.473000000</dc:date>
    <meta:editing-duration>PT5M29S</meta:editing-duration>
    <meta:editing-cycles>1</meta:editing-cycles>
    <meta:document-statistic meta:table-count="0" meta:image-count="0" meta:object-count="0" meta:page-count="2" meta:paragraph-count="14" meta:word-count="434" meta:character-count="2945" meta:non-whitespace-character-count="2512"/>
    <meta:generator>LibreOffice/7.1.7.2$Windows_X86_64 LibreOffice_project/c6a4e3954236145e2acb0b65f68614365aeee33f</meta:generator>
  </office:meta>
</office:document-meta>
</file>